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7ca5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text-properties style:font-name-asian="SimSun" style:font-size-asian="11pt" style:font-name-complex="Tahoma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paragraph-rsid="00d881c0"/>
    </style:style>
    <style:style style:name="P31" style:family="paragraph" style:parent-style-name="Standard">
      <style:text-properties officeooo:paragraph-rsid="00c78c17"/>
    </style:style>
    <style:style style:name="P32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3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 draw:textarea-vertical-align="middl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23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4">N°</text:p>
          </table:table-cell>
          <table:table-cell table:style-name="Tabella1.A2" table:number-columns-spanned="2" office:value-type="string">
            <text:p text:style-name="P25">Data</text:p>
          </table:table-cell>
          <table:covered-table-cell/>
          <table:table-cell table:style-name="Tabella1.D2" table:number-columns-spanned="3" office:value-type="string">
            <text:p text:style-name="P26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6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8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37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45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19">Firma RAQ</text:p>
          </table:table-cell>
          <table:covered-table-cell/>
          <table:table-cell table:style-name="Tabella1.A9" table:number-columns-spanned="2" office:value-type="string">
            <text:p text:style-name="P28"/>
          </table:table-cell>
          <table:covered-table-cell/>
          <table:table-cell table:style-name="Tabella1.A9" office:value-type="string">
            <text:p text:style-name="P20">Firma RDQ</text:p>
          </table:table-cell>
          <table:table-cell table:style-name="Tabella1.F9" office:value-type="string">
            <text:p text:style-name="P27"/>
          </table:table-cell>
        </table:table-row>
        <table:table-row table:style-name="Tabella1.10">
          <table:table-cell table:style-name="Tabella1.A10" table:number-columns-spanned="6" office:value-type="string">
            <text:p text:style-name="P39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34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5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17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35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36"><text:placeholder text:placeholder-type="text">&lt;o.judgement or ""&gt;</text:placeholder></text:p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19">Firma RAQ</text:p>
          </table:table-cell>
          <table:covered-table-cell/>
          <table:table-cell table:style-name="Tabella1.A9" table:number-columns-spanned="2" office:value-type="string">
            <text:p text:style-name="P28"/>
          </table:table-cell>
          <table:covered-table-cell/>
          <table:table-cell table:style-name="Tabella1.A9" office:value-type="string">
            <text:p text:style-name="P21">Firma RDQ</text:p>
          </table:table-cell>
          <table:table-cell table:style-name="Tabella1.F17" office:value-type="string">
            <text:p text:style-name="P29"/>
          </table:table-cell>
        </table:table-row>
        <table:table-row table:style-name="Tabella1.18">
          <table:table-cell table:style-name="Tabella1.A18" table:number-columns-spanned="6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 style:shadow="none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7ca5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 draw:textarea-vertical-align="middl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1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22T16:59:15.688222494</dc:date>
    <meta:editing-duration>P1DT22H26M51S</meta:editing-duration>
    <meta:editing-cycles>581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1" meta:paragraph-count="31" meta:word-count="104" meta:character-count="824" meta:non-whitespace-character-count="723"/>
    <meta:user-defined meta:name="Info 1"/>
    <meta:user-defined meta:name="Info 2"/>
    <meta:user-defined meta:name="Info 3"/>
    <meta:user-defined meta:name="Info 4"/>
  </office:meta>
</office:document-meta>
</file>